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ffffff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2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3" style:family="graphic">
      <style:graphic-properties draw:fill="solid" draw:fill-color="#000000" draw:opacity="6.91844%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4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0.364782" svg:stroke-width="1.150000000000000pt"/>
    </style:style>
    <style:style style:name="gr5" style:family="graphic">
      <style:graphic-properties draw:fill="gradient" draw:fill-gradient-name="gradient2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6" style:family="graphic">
      <style:graphic-properties draw:fill="gradient" draw:fill-gradient-name="gradient3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7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8" style:family="graphic">
      <style:graphic-properties draw:fill="gradient" draw:fill-gradient-name="gradient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9" style:family="graphic">
      <style:graphic-properties draw:fill="gradient" draw:fill-gradient-name="gradient6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g1694"/>
        </draw:layer-set>
        <draw:path draw:style-name="gr1" xml:id="shape-1" draw:id="shape-1" draw:name="path930" draw:layer="g1694" svg:width="455.25244384914pt" svg:height="498.86958674583pt" svg:x="70.47061299784pt" svg:y="47.26620221065pt" svg:viewBox="0 0 455 499" svg:d="M0.00339459 1.206e-14L0.00339459 498.87L455.252 498.87L455.252 124.717L341.432 0L227.628 0.00101838L0 0.00101838Z" calligra:nodeTypes="cccccccc">
          <draw:glue-point draw:id="4" svg:x="0.50000000000pt" svg:y="0.50000000000pt" draw:align="center"/>
        </draw:path>
        <draw:g draw:style-name="gr2" xml:id="shape-2" draw:id="shape-2" draw:name="g1552" svg:y="5.63152436000pt">
          <draw:path draw:style-name="gr3" xml:id="shape-3" draw:id="shape-3" draw:name="path1505" draw:layer="g1694" svg:width="1476.81827513455pt" svg:height="1660.12637042765pt" draw:transform="matrix(0.30417000000 0.00000000000 0.00000000000 0.29757000000 66.63102534005pt 56.87389444507pt)" svg:viewBox="0 0 1477 1660" svg:d="M0 1.9296e-13L0 1660.13L1476.82 1660.13L1476.82 415.023L1107.62 0Z" calligra:nodeTypes="cccccc">
            <draw:glue-point draw:id="4" svg:x="0.50000000000pt" svg:y="0.50000000000pt" draw:align="center"/>
          </draw:path>
          <draw:path draw:style-name="gr3" xml:id="shape-4" draw:id="shape-4" draw:name="path1538" draw:layer="g1694" svg:width="1498.84919251329pt" svg:height="1682.12334186282pt" draw:transform="matrix(0.30417000000 0.00000000000 0.00000000000 0.29757000000 63.28561593933pt 53.59097375566pt)" svg:viewBox="0 0 1499 1682" svg:d="M0 5.53319L0 1682.12L1498.85 1682.12L1498.85 421.778C1373.76 281.174 1248.74 140.502 1123.51 0L1.9296e-13 0Z" calligra:nodeTypes="ccccccc">
            <draw:glue-point draw:id="4" svg:x="0.50000000000pt" svg:y="0.50000000000pt" draw:align="center"/>
          </draw:path>
          <draw:path draw:style-name="gr3" xml:id="shape-5" draw:id="shape-5" draw:name="path1543" draw:layer="g1694" svg:width="1520.88010989204pt" svg:height="1704.18820518514pt" draw:transform="matrix(0.30417000000 0.00000000000 0.00000000000 0.29757000000 59.94020653861pt 50.30805306625pt)" svg:viewBox="0 0 1521 1704" svg:d="M0 5.53319L0 1704.19L1520.88 1704.19L1520.88 428.568C1393.75 285.689 1266.66 142.777 1139.4 0L0 0Z" calligra:nodeTypes="ccccccc">
            <draw:glue-point draw:id="4" svg:x="0.50000000000pt" svg:y="0.50000000000pt" draw:align="center"/>
          </draw:path>
          <draw:glue-point draw:id="4" svg:x="0.50000000000pt" svg:y="0.50000000000pt" draw:align="center"/>
        </draw:g>
        <draw:path draw:style-name="gr4" xml:id="shape-6" draw:id="shape-6" draw:name="rect900" draw:layer="g1694" svg:width="1534.42454137758pt" svg:height="1681.41047704779pt" draw:transform="matrix(0.29669000000 0.00000000000 0.00000000000 0.29669000000 70.66292729169pt 47.88432593407pt)" svg:viewBox="0 0 1534 1681" svg:d="M0 1.9296e-13L0 1681.41L1534.42 1681.41L1534.42 420.353L1150.84 0Z" calligra:nodeTypes="cccccc">
          <draw:glue-point draw:id="4" svg:x="0.50000000000pt" svg:y="0.50000000000pt" draw:align="center"/>
        </draw:path>
        <draw:path draw:style-name="gr5" xml:id="shape-7" draw:id="shape-7" draw:name="path906" draw:layer="g1694" svg:width="383.58916237261pt" svg:height="420.35261926195pt" draw:transform="matrix(0.29669000000 0.00000000000 0.00000000000 0.29669000000 412.10427588868pt 47.88432593407pt)" svg:viewBox="0 0 384 420" svg:d="M383.589 420.353C267.935 386.135 118.098 390.989 4.88822 410.508C24.4411 285.078 26.8852 127.874 0 0Z" calligra:nodeTypes="cccc">
          <draw:glue-point draw:id="4" svg:x="0.50000000000pt" svg:y="0.50000000000pt" draw:align="center"/>
        </draw:path>
        <draw:path draw:style-name="gr6" xml:id="shape-8" draw:id="shape-8" draw:name="path1500" draw:layer="g1694" svg:width="1507.43751623721pt" svg:height="1541.11189226142pt" draw:transform="matrix(0.29669000000 0.00000000000 0.00000000000 0.29669000000 71.95206930752pt 86.32694370278pt)" svg:viewBox="0 0 1507 1541" svg:d="M6.92497 0L0 1541.11L1506.59 1541.11L1507.44 1160.17C1473.76 1173.14 1133.39 691.072 704.921 711.812C276.048 732.553 387.018 62.189 6.92497 0Z" calligra:nodeTypes="cccccc">
          <draw:glue-point draw:id="4" svg:x="0.50000000000pt" svg:y="0.50000000000pt" draw:align="center"/>
        </draw:path>
        <draw:rect draw:style-name="gr7" xml:id="shape-9" draw:id="shape-9" draw:layer="g1694" svg:width="172.05741516710pt" svg:height="162.31831619537pt" svg:x="91.98037917738pt" svg:y="179.63226992288pt">
          <draw:glue-point draw:id="4" svg:x="0.50000000000pt" svg:y="0.50000000000pt" draw:align="center"/>
        </draw:rect>
        <draw:rect draw:style-name="gr8" xml:id="shape-10" draw:id="shape-10" draw:layer="g1694" svg:width="208.84956683805pt" svg:height="162.31831619537pt" svg:x="291.09084704370pt" svg:y="179.63226992288pt">
          <draw:glue-point draw:id="4" svg:x="0.50000000000pt" svg:y="0.50000000000pt" draw:align="center"/>
        </draw:rect>
        <draw:rect draw:style-name="gr9" xml:id="shape-11" draw:id="shape-11" draw:layer="g1694" svg:width="409.04215681234pt" svg:height="153.66133933162pt" svg:x="93.06250128535pt" svg:y="370.08576092545pt">
          <draw:glue-point draw:id="4" svg:x="0.50000000000pt" svg:y="0.50000000000pt" draw:align="center"/>
        </draw:rect>
        <draw:frame>
          <draw:image xlink:type="simple" xlink:show="embed" xlink:actuate="onLoad" xlink:href="SvgImages/Image1"/>
        </draw:frame>
        <draw:frame>
          <draw:image xlink:type="simple" xlink:show="embed" xlink:actuate="onLoad" xlink:href="SvgImages/Image2"/>
        </draw:frame>
        <draw:frame>
          <draw:image xlink:type="simple" xlink:show="embed" xlink:actuate="onLoad" xlink:href="SvgImages/Image3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1" svg:spreadMethod="pad" svg:x1="92.308000%" svg:x2="14.530000%" svg:y1="16.406000%" svg:y2="117.190000%">
      <svg:stop svg:offset="0" svg:stop-color="#cbcbcb"/>
      <svg:stop svg:offset="0.34923" svg:stop-color="#f0f0f0"/>
      <svg:stop svg:offset="1" svg:stop-color="#e2e2e2"/>
    </svg:linearGradient>
    <svg:linearGradient draw:name="gradient2" svg:spreadMethod="pad" svg:x1="63.248000%" svg:x2="-37.607000%" svg:y1="32.812000%" svg:y2="132.810000%">
      <svg:stop svg:offset="0" svg:stop-color="#cbcbcb"/>
      <svg:stop svg:offset="0.34923" svg:stop-color="#f0f0f0"/>
      <svg:stop svg:offset="1" svg:stop-color="#e2e2e2"/>
    </svg:linearGradient>
    <svg:linearGradient draw:name="gradient3" svg:spreadMethod="pad" svg:x1="85.827000%" svg:x2="6.299200%" svg:y1="14.062000%" svg:y2="54.688000%">
      <svg:stop svg:offset="0" svg:stop-color="#ffffff"/>
      <svg:stop svg:offset="1" svg:stop-color="#ffffff" svg:stop-opacity="0"/>
    </svg:linearGradient>
    <svg:linearGradient draw:name="gradient4" svg:spreadMethod="pad" svg:x1="0.000000%" svg:x2="100.000000%" svg:y1="0.000000%" svg:y2="100.000000%">
      <svg:stop svg:offset="0" svg:stop-color="#007bff"/>
      <svg:stop svg:offset="0.565943" svg:stop-color="#48e2ff"/>
      <svg:stop svg:offset="1" svg:stop-color="#00ffa1"/>
    </svg:linearGradient>
    <svg:linearGradient draw:name="gradient5" svg:spreadMethod="pad" svg:x1="0.000000%" svg:x2="100.000000%" svg:y1="0.000000%" svg:y2="100.000000%">
      <svg:stop svg:offset="0" svg:stop-color="#ffffff"/>
      <svg:stop svg:offset="1" svg:stop-color="#00ff00"/>
    </svg:linearGradient>
    <svg:linearGradient draw:name="gradient6" svg:spreadMethod="pad" svg:x1="0.000000%" svg:x2="100.000000%" svg:y1="0.000000%" svg:y2="100.000000%">
      <svg:stop svg:offset="0" svg:stop-color="#ffffff" svg:stop-opacity="0.490196"/>
      <svg:stop svg:offset="1" svg:stop-color="#ff8282"/>
    </svg:linear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2</meta:generator>
    <dc:title/>
    <meta:initial-creator>Unknown</meta:initial-creator>
    <meta:editing-cycles>1</meta:editing-cycles>
    <dc:date>2014-05-14T17:46:38</dc:date>
    <meta:creation-date>2008-10-27T22:59:39</meta:creation-date>
    <dc:creator>Rich Sezov</dc:creator>
    <meta:user-defined meta:name="email">richard.sezov@liferay.com</meta:user-defined>
  </office:meta>
</office:document-meta>
</file>